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113" officeooo:paragraph-rsid="00024113"/>
    </style:style>
    <style:style style:name="P2" style:family="paragraph" style:parent-style-name="Standard">
      <style:text-properties officeooo:rsid="0004545e" officeooo:paragraph-rsid="0004545e"/>
    </style:style>
    <style:style style:name="P3" style:family="paragraph" style:parent-style-name="Standard">
      <style:text-properties officeooo:rsid="00047bbb" officeooo:paragraph-rsid="00047bbb"/>
    </style:style>
    <style:style style:name="P4" style:family="paragraph" style:parent-style-name="Standard">
      <style:text-properties officeooo:rsid="00057c76" officeooo:paragraph-rsid="00057c76"/>
    </style:style>
    <style:style style:name="P5" style:family="paragraph" style:parent-style-name="Standard">
      <style:text-properties officeooo:rsid="00069abd" officeooo:paragraph-rsid="00069abd"/>
    </style:style>
    <style:style style:name="P6" style:family="paragraph" style:parent-style-name="Standard">
      <style:text-properties officeooo:rsid="00073cfe" officeooo:paragraph-rsid="00073cfe"/>
    </style:style>
    <style:style style:name="T1" style:family="text">
      <style:text-properties fo:color="#ff3333"/>
    </style:style>
    <style:style style:name="T2" style:family="text">
      <style:text-properties officeooo:rsid="00073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Je que le la <text:span text:style-name="T2">qui</text:span></text:p>
      <text:p text:style-name="P1"/>
      <text:p text:style-name="P2">Je</text:p>
      <text:p text:style-name="P1">1-&gt;3</text:p>
      <text:p text:style-name="P1">[ 0.46972166 <text:s/>0.51582857 <text:s/>0.48902836 <text:s/><text:span text:style-name="T1">0.53302671 </text:span><text:s/>0.21303569 <text:s/>0.32566711</text:p>
      <text:p text:style-name="P1"><text:s text:c="2"/>0.28223758 <text:s/>0.26919242 <text:s/>0.34213801 <text:s/>0.45110635 <text:s/>0.34209662 <text:s/>0.42570075</text:p>
      <text:p text:style-name="P1"><text:s/><text:span text:style-name="T1"><text:s/>0.6067607 </text:span><text:s text:c="2"/>0.09269267 <text:s/>0.07899887 <text:s/>0.34081265 <text:s/>0.48646937 <text:s/><text:span text:style-name="T1">0.53930283</text:span></text:p>
      <text:p text:style-name="P1"><text:s text:c="2"/>0.1741113 <text:s text:c="2"/>0.09628324 <text:s/>0.27701527 <text:s/>0.45972188 <text:s/>0.32347469 <text:s/>0.30963212</text:p>
      <text:p text:style-name="P1"><text:s text:c="2"/>0.12229171]</text:p>
      <text:p text:style-name="P1"/>
      <text:p text:style-name="P2">1-&gt;2</text:p>
      <text:p text:style-name="P2">[ 0.26552417 <text:s/>0.41620808 <text:s/>0.40974033 <text:s/>0.30729328 <text:s/>0.06114441 <text:s/>0.28421029</text:p>
      <text:p text:style-name="P2"><text:s text:c="2"/>0.52108612 <text:s/>0.57166 <text:s text:c="4"/>0.30254954 <text:s/>0.20075762 <text:s/>0.64424964 <text:s/>0.31068327</text:p>
      <text:p text:style-name="P2"><text:s text:c="2"/>0.35357163 <text:s/>0.13237441 <text:s/>0.18929996]</text:p>
      <text:p text:style-name="P2"/>
      <text:p text:style-name="P2">2-&gt;3</text:p>
      <text:p text:style-name="P2">[ 0.30689943 <text:s/>0.16030789 <text:s/>0.2958091 <text:s text:c="2"/>0.44024975 <text:s/>0.33321703 <text:s/>0.23276197</text:p>
      <text:p text:style-name="P2"><text:s text:c="2"/>0.21485852 <text:s/>0.4605899 <text:s text:c="2"/>0.41300996 <text:s/>0.19429964 <text:s/>0.18091072 <text:s/>0.05107184</text:p>
      <text:p text:style-name="P2"><text:s text:c="2"/>0.3769101 <text:s text:c="2"/>0.32588325 <text:s/>0.09899674]</text:p>
      <text:p text:style-name="P2"/>
      <text:p text:style-name="P3">que</text:p>
      <text:p text:style-name="P3"><text:s/>1→3</text:p>
      <text:p text:style-name="P3">[ 0.38808007 <text:s/><text:span text:style-name="T1">0.52482591</text:span> <text:s/>0.21378893 <text:s/>0.41506625 <text:s/>0.48795358 <text:s/>0.17980068</text:p>
      <text:p text:style-name="P3"><text:s text:c="2"/>0.27900253 <text:s/>0.187751 <text:s text:c="3"/>0.15122684 <text:s/>0.25060839 <text:s/>0.21268328 <text:s/>0.34386333</text:p>
      <text:p text:style-name="P3"><text:s text:c="2"/>0.29866899 <text:s/>0.26042903 <text:s/>0.35833177 <text:s/>0.35538045 <text:s/>0.43182813 <text:s/>0.32738545</text:p>
      <text:p text:style-name="P3"><text:s text:c="2"/>0.42821692 <text:s/>0.3576656 <text:s text:c="2"/>0.1142046 <text:s text:c="2"/>0.31140597 <text:s/>0.21871742 <text:s/>0.21589608</text:p>
      <text:p text:style-name="P3"><text:s text:c="2"/>0.16835457]</text:p>
      <text:p text:style-name="P3">1→2</text:p>
      <text:p text:style-name="P3">[ 0.22133331 <text:s/>0.19991571 <text:s/>0.29330699 <text:s/>0.27218803 <text:s/>0.2035588 <text:s text:c="2"/>0.13019528</text:p>
      <text:p text:style-name="P3"><text:s text:c="2"/>0.10063285 <text:s/>0.34284915 <text:s/>0.05148345 <text:s/>0.15063675 <text:s/>0.28652398 <text:s/>0.2669319</text:p>
      <text:p text:style-name="P3"><text:s text:c="2"/>0.19974711 <text:s/>0.46348311 <text:s/>0.20669656 <text:s/>0.31264099 <text:s/>0.30331221 <text:s/>0.24335719</text:p>
      <text:p text:style-name="P3"><text:s text:c="2"/>0.41793052 <text:s/>0.2511492 <text:s text:c="2"/>0.32927073 <text:s/>0.22936665 <text:s/>0.41781347 <text:s/>0.15508448</text:p>
      <text:p text:style-name="P3"><text:s text:c="2"/>0.20068417]</text:p>
      <text:p text:style-name="P3"/>
      <text:p text:style-name="P3">2→3</text:p>
      <text:p text:style-name="P3">[ 0.09492981 <text:s/>0.5052955 <text:s text:c="2"/>0.44998836 <text:s/>0.11200094 <text:s/>0.00181207 <text:s/>0.06888257</text:p>
      <text:p text:style-name="P3"><text:s text:c="2"/>0.49838578 <text:s/>0.50547358 <text:s/>0.05254695 <text:s/>0.0233516 <text:s text:c="2"/>0.20650592 <text:s/>0.3051443</text:p>
      <text:p text:style-name="P3"><text:s text:c="2"/>0.04555331 <text:s/>0.15626764 <text:s/>0.15873525 <text:s/>0.1609456 <text:s text:c="2"/>0.0806684 <text:s text:c="2"/>0.06652247</text:p>
      <text:p text:style-name="P3"><text:s text:c="2"/>0.14340187 <text:s/>0.09197136 <text:s/>0.19518231 <text:s/>0.46543467 <text:s/>0.43261979 <text:s/>0.07995329</text:p>
      <text:p text:style-name="P3"><text:s text:c="2"/>0.06726671]</text:p>
      <text:p text:style-name="P2"/>
      <text:p text:style-name="P4">le </text:p>
      <text:p text:style-name="P4">1→3</text:p>
      <text:p text:style-name="P4">[ 0.50535996 <text:s/>0.53043261 <text:s/>0.50567379 <text:s/><text:span text:style-name="T1">0.57704683</text:span> <text:s/>0.34046605 <text:s/>0.2462849</text:p>
      <text:p text:style-name="P4"><text:s text:c="2"/>0.03977879 <text:s/>0.07981039 <text:s/>0.1001881 <text:s text:c="2"/>0.01343251 <text:s/>0.42716818 <text:s/>0.59642527</text:p>
      <text:p text:style-name="P4"><text:s text:c="2"/>0.5640967 <text:s text:c="2"/><text:span text:style-name="T1">0.65903197</text:span> <text:s/>0.41643233 <text:s/>0.22393713 <text:s/>0.51704543 <text:s/>0.52531476</text:p>
      <text:p text:style-name="P4"><text:s text:c="2"/><text:span text:style-name="T1">0.58092857</text:span> <text:s/>0.42984745 <text:s/>0.42286619 <text:s/>0.35521529 <text:s/>0.50952603 <text:s/>0.44281047</text:p>
      <text:p text:style-name="P4"><text:s text:c="2"/>0.37316839]</text:p>
      <text:p text:style-name="P4"/>
      <text:p text:style-name="P5">1→2</text:p>
      <text:p text:style-name="P5">[ 0.15295733 <text:s/>0.35008272 <text:s/>0.33872612 <text:s/>0.35478926 <text:s/>0.31244108 <text:s/>0.24337609</text:p>
      <text:p text:style-name="P5"><text:soft-page-break/><text:s text:c="2"/>0.24991284 <text:s/>0.3849463 <text:s text:c="2"/>0.28655405 <text:s/>0.40489752 <text:s/>0.55953883 <text:s/>0.38367071</text:p>
      <text:p text:style-name="P5"><text:s text:c="2"/>0.38533701 <text:s/>0.47144504 <text:s/>0.36074513 <text:s/>0.21586491 <text:s/>0.25453909 <text:s/>0.32779143</text:p>
      <text:p text:style-name="P5"><text:s text:c="2"/>0.18481879 <text:s/>0.27268459 <text:s/>0.28783189 <text:s/>0.10490291 <text:s/>0.20062623 <text:s/>0.24309164</text:p>
      <text:p text:style-name="P5"><text:s text:c="2"/>0.22401929]</text:p>
      <text:p text:style-name="P5"/>
      <text:p text:style-name="P5"/>
      <text:p text:style-name="P5">2→3</text:p>
      <text:p text:style-name="P5">[ 1. <text:s text:c="9"/>0.31007195 <text:s/>0.28274379 <text:s/>0.07337083 <text:s/>0.14038464 <text:s/>0.31007195</text:p>
      <text:p text:style-name="P5"><text:s text:c="2"/>1. <text:s text:c="9"/>0.14538274 <text:s/>0.24244676 <text:s/>0.34879959 <text:s/>0.28274379 <text:s/>0.14538274</text:p>
      <text:p text:style-name="P5"><text:s text:c="2"/>1. <text:s text:c="9"/>0.21428958 <text:s/>0.20438756 <text:s/>0.07337083 <text:s/>0.24244676 <text:s/>0.21428958</text:p>
      <text:p text:style-name="P5"><text:s text:c="2"/>1. <text:s text:c="9"/>0.39945676 <text:s/>0.14038464 <text:s/>0.34879959 <text:s/>0.20438756 <text:s/>0.39945676</text:p>
      <text:p text:style-name="P5">1. <text:s text:c="7"/>]</text:p>
      <text:p text:style-name="P5"/>
      <text:p text:style-name="P5">la 1→3</text:p>
      <text:p text:style-name="P5">[ 0.32899623 <text:s/>0.28765854 <text:s/>0.14464224 <text:s/>0.31900832 <text:s/>0.29140712 <text:s/>0.45220709</text:p>
      <text:p text:style-name="P5"><text:s/><text:span text:style-name="T1"><text:s/>0.56414971</text:span> <text:s/>0.1417338 <text:s text:c="2"/>0.39572537 <text:s/>0.35844492 <text:s/>0.09158923 <text:s/>0.26728607</text:p>
      <text:p text:style-name="P5"><text:s text:c="2"/><text:span text:style-name="T1">0.53808661 </text:span><text:s/>0.4815229 <text:s text:c="2"/>0.11343908 <text:s/>0.3612197 <text:s text:c="2"/>0.35857327 <text:s/>0.23486948</text:p>
      <text:p text:style-name="P5"><text:s text:c="2"/>0.37109908 <text:s/>0.41359103 <text:s/>0.44157379 <text:s/>0.37146785 <text:s/>0.22537005 <text:s/>0.24557949</text:p>
      <text:p text:style-name="P5"><text:s text:c="2"/>0.2906967 ]</text:p>
      <text:p text:style-name="P5"/>
      <text:p text:style-name="P6">qui 1→3</text:p>
      <text:p text:style-name="P6">[ 0.38335086 <text:s/>0.42144545 <text:s/><text:span text:style-name="T1">0.56449418</text:span> <text:s/>0.52087568 <text:s/>0.4344756 <text:s text:c="2"/>0.35083943</text:p>
      <text:p text:style-name="P6"><text:s/><text:span text:style-name="T1"><text:s/>0.62579682</text:span> <text:s/>0.29833279 <text:s/>0.41850876 <text:s/>0.50961209 <text:s/>0.41634792 <text:s/>0.3971639</text:p>
      <text:p text:style-name="P6"><text:s text:c="2"/>0.40169788 <text:s/>0.22698703 <text:s/>0.30342906 <text:s/>0.20807801 <text:s/>0.06226656 <text:s/>0.38182457</text:p>
      <text:p text:style-name="P6"><text:s text:c="2"/>0.22727601 <text:s/>0.04985765 <text:s/>0.31994536 <text:s/>0.49828275 <text:s/>0.42539134 <text:s/>0.39230391</text:p>
      <text:p text:style-name="P6"><text:s text:c="2"/>0.44641073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6:22:27.661053346</meta:creation-date>
    <dc:date>2016-12-29T17:31:08.627388344</dc:date>
    <meta:editing-duration>PT58M28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66" meta:word-count="289" meta:character-count="3133" meta:non-whitespace-character-count="2562"/>
  </office:meta>
</office:document-meta>
</file>